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Kinnari" svg:font-family="Kinnari"/>
    <style:font-face style:name="Kinnari1" svg:font-family="Kinna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ing_20_3">
      <style:text-properties fo:font-weight="bold"/>
    </style:style>
    <style:style style:name="P2" style:family="paragraph" style:parent-style-name="Heading_20_4">
      <style:text-properties fo:font-weight="bold"/>
    </style:style>
    <style:style style:name="P3" style:family="paragraph" style:parent-style-name="Heading_20_3">
      <style:text-properties officeooo:paragraph-rsid="00001c44"/>
    </style:style>
    <style:style style:name="P4" style:family="paragraph" style:parent-style-name="Preformatted_20_Text">
      <style:text-properties officeooo:paragraph-rsid="00001c44"/>
    </style:style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Preformatted_20_Text">
      <style:paragraph-properties fo:margin-top="0in" fo:margin-bottom="0.1965in" style:contextual-spacing="false"/>
      <style:text-properties officeooo:paragraph-rsid="0002e522"/>
    </style:style>
    <style:style style:name="P7" style:family="paragraph" style:parent-style-name="Preformatted_20_Text">
      <style:text-properties fo:font-size="7.5pt" officeooo:rsid="0002e522" officeooo:paragraph-rsid="0005c738" style:font-size-asian="6.55000019073486pt" style:font-size-complex="10pt"/>
    </style:style>
    <style:style style:name="P8" style:family="paragraph" style:parent-style-name="Preformatted_20_Text">
      <style:paragraph-properties fo:margin-top="0in" fo:margin-bottom="0.1965in" style:contextual-spacing="false"/>
      <style:text-properties officeooo:paragraph-rsid="0006ce03"/>
    </style:style>
    <style:style style:name="T1" style:family="text">
      <style:text-properties fo:font-style="italic"/>
    </style:style>
    <style:style style:name="T2" style:family="text">
      <style:text-properties style:font-style-complex="italic"/>
    </style:style>
    <style:style style:name="T3" style:family="text">
      <style:text-properties fo:font-weight="bold"/>
    </style:style>
    <style:style style:name="T4" style:family="text">
      <style:text-properties fo:font-weight="bold" officeooo:rsid="0002e522" style:font-weight-asian="bold" style:font-weight-complex="bold"/>
    </style:style>
    <style:style style:name="T5" style:family="text">
      <style:text-properties fo:font-weight="bold" officeooo:rsid="0006ce03"/>
    </style:style>
    <style:style style:name="T6" style:family="text">
      <style:text-properties officeooo:rsid="0002e522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officeooo:rsid="0005c738"/>
    </style:style>
    <style:style style:name="T9" style:family="text">
      <style:text-properties officeooo:rsid="0006ce03"/>
    </style:style>
    <style:style style:name="T10" style:family="text">
      <style:text-properties fo:font-weight="normal" officeooo:rsid="0006ce03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<text:span text:style-name="Source_20_Text"><text:span text:style-name="T3">Git Workflow: Windows (Office) &lt;=&gt; GitHub &lt;=&gt; Linux (Home) </text:span></text:span><text:span text:style-name="Source_20_Text"><text:span text:style-name="T10">ข้อมูล สรุปโดย AI</text:span></text:span></text:h>
      <text:h text:style-name="P2" text:outline-level="4">Overview Diagram</text:h>
      <text:p text:style-name="P4"><text:span text:style-name="Source_20_Text"><text:s text:c="11"/></text:span></text:p>
      <text:p text:style-name="P4"><text:span text:style-name="Source_20_Text"/></text:p>
      <text:p text:style-name="P4"><text:span text:style-name="Source_20_Text"><text:s text:c="10"/>+--------------------------------------------+</text:span></text:p>
      <text:p text:style-name="Preformatted_20_Text"><text:span text:style-name="Source_20_Text"><text:s text:c="10"/>| <text:s text:c="12"/>[ GITHUB REPOSITORY ] <text:s text:c="9"/>|</text:span></text:p>
      <text:p text:style-name="Preformatted_20_Text"><text:span text:style-name="Source_20_Text"><text:s text:c="10"/>| <text:s text:c="10"/>(Central Source of Truth) <text:s text:c="7"/>|</text:span></text:p>
      <text:p text:style-name="Preformatted_20_Text"><text:span text:style-name="Source_20_Text"><text:s text:c="10"/>+--------------------------------------------+</text:span></text:p>
      <text:p text:style-name="Preformatted_20_Text"><text:span text:style-name="Source_20_Text"><text:s text:c="14"/>^ <text:s text:c="35"/>^</text:span></text:p>
      <text:p text:style-name="Preformatted_20_Text"><text:span text:style-name="Source_20_Text"><text:s text:c="14"/>| <text:s text:c="35"/>|</text:span></text:p>
      <text:p text:style-name="Preformatted_20_Text"><text:span text:style-name="Source_20_Text">(git push) <text:s text:c="3"/>| <text:s/>Send Changes Up (Upload) <text:s text:c="9"/>| <text:s/>Send Changes Up (Upload) <text:s text:c="3"/>(git push)</text:span></text:p>
      <text:p text:style-name="Preformatted_20_Text"><text:span text:style-name="Source_20_Text"><text:s text:c="14"/>| <text:s text:c="35"/>|</text:span></text:p>
      <text:p text:style-name="Preformatted_20_Text"><text:span text:style-name="Source_20_Text"><text:s text:c="14"/>v <text:s text:c="35"/>v</text:span></text:p>
      <text:p text:style-name="Preformatted_20_Text"><text:span text:style-name="Source_20_Text">+-----------------------------+ <text:s text:c="9"/>+-----------------------------+</text:span></text:p>
      <text:p text:style-name="Preformatted_20_Text"><text:span text:style-name="Source_20_Text">| <text:s text:c="4"/>[ WORK / OFFICE ] <text:s text:c="6"/>| <text:s text:c="9"/>| <text:s text:c="7"/>[ HOME / บ้าน ] <text:s text:c="6"/>|</text:span></text:p>
      <text:p text:style-name="Preformatted_20_Text"><text:span text:style-name="Source_20_Text">| <text:s text:c="6"/>Windows Machine <text:s text:c="6"/>| <text:s text:c="9"/>| <text:s text:c="8"/>Linux Machine <text:s text:c="6"/>|</text:span></text:p>
      <text:p text:style-name="Preformatted_20_Text"><text:span text:style-name="Source_20_Text">| <text:s text:c="7"/>(Git Desktop) <text:s text:c="7"/>| <text:s text:c="9"/>| <text:s text:c="7"/>(Command Line) <text:s text:c="6"/>|</text:span></text:p>
      <text:p text:style-name="Preformatted_20_Text"><text:span text:style-name="Source_20_Text">+-----------------------------+ <text:s text:c="9"/>+-----------------------------+</text:span></text:p>
      <text:p text:style-name="Preformatted_20_Text"><text:span text:style-name="Source_20_Text"><text:s text:c="14"/>| <text:s text:c="35"/>|</text:span></text:p>
      <text:p text:style-name="Preformatted_20_Text"><text:span text:style-name="Source_20_Text">(git pull) <text:s text:c="3"/>| Get Changes Down (Download) <text:s text:c="7"/>| Get Changes Down (Download) <text:s text:c="2"/>(git pull)</text:span></text:p>
      <text:p text:style-name="Preformatted_20_Text"><text:span text:style-name="Source_20_Text"><text:s text:c="14"/>| <text:s text:c="35"/>|</text:span></text:p>
      <text:p text:style-name="Preformatted_20_Text"><text:span text:style-name="Source_20_Text"><text:s text:c="14"/>v <text:s text:c="35"/>v</text:span></text:p>
      <text:p text:style-name="P5"><text:span text:style-name="Source_20_Text"><text:s text:c="10"/>(Local Project Copy) <text:s text:c="16"/>(Local Project Copy)</text:span></text:p>
      <text:p text:style-name="Horizontal_20_Line"/>
      <text:h text:style-name="P1" text:outline-level="3">Detailed Step-by-Step Workflow</text:h>
      <text:h text:style-name="P2" text:outline-level="4">Scenario A: Starting work at the Office (Windows)</text:h>
      <text:p text:style-name="Text_20_body"><text:span text:style-name="T2">เริ่มต้นวันทำงานที่ออฟฟิศ หลังจากเมื่อคืนทำงานที่บ้าน </text:span><text:span text:style-name="T1">(Linux)</text:span></text:p>
      <text:p text:style-name="Preformatted_20_Text"><text:span text:style-name="Source_20_Text">[ Windows @ Office ]</text:span></text:p>
      <text:p text:style-name="Preformatted_20_Text"/>
      <text:p text:style-name="Preformatted_20_Text"><text:span text:style-name="Source_20_Text">STEP 1: Sync with GitHub (Get latest work from Home)</text:span></text:p>
      <text:p text:style-name="Preformatted_20_Text"><text:span text:style-name="Source_20_Text"><text:s text:c="3"/>- Open Git Desktop.</text:span></text:p>
      <text:p text:style-name="Preformatted_20_Text"><text:span text:style-name="Source_20_Text"><text:s text:c="3"/>- Press "Fetch origin" to check for updates.</text:span></text:p>
      <text:p text:style-name="Preformatted_20_Text"><text:span text:style-name="Source_20_Text"><text:s text:c="3"/>- Press "Pull origin" to download changes you pushed from Linux.</text:span></text:p>
      <text:p text:style-name="Preformatted_20_Text"><text:span text:style-name="Source_20_Text"><text:s text:c="5"/>(Your local files are now up-to-date.)</text:span></text:p>
      <text:p text:style-name="Preformatted_20_Text"/>
      <text:p text:style-name="Preformatted_20_Text"><text:span text:style-name="Source_20_Text">STEP 2: Work on your project</text:span></text:p>
      <text:p text:style-name="Preformatted_20_Text"><text:span text:style-name="Source_20_Text"><text:s text:c="3"/>- Edit your KiCad files.</text:span></text:p>
      <text:p text:style-name="Preformatted_20_Text"><text:span text:style-name="Source_20_Text"><text:s text:c="3"/>- Save your work as usual.</text:span></text:p>
      <text:p text:style-name="Preformatted_20_Text"/>
      <text:p text:style-name="Preformatted_20_Text"><text:span text:style-name="Source_20_Text">STEP 3: Save your progress to GitHub</text:span></text:p>
      <text:p text:style-name="Preformatted_20_Text"><text:span text:style-name="Source_20_Text"><text:s text:c="3"/>- In Git Desktop, you'll see your changed files.</text:span></text:p>
      <text:p text:style-name="Preformatted_20_Text"><text:span text:style-name="Source_20_Text"><text:s text:c="3"/>- Write a commit message (e.g., "Updated PCB layout").</text:span></text:p>
      <text:p text:style-name="Preformatted_20_Text"><text:span text:style-name="Source_20_Text"><text:s text:c="3"/>- Click "Commit to main".</text:span></text:p>
      <text:p text:style-name="Preformatted_20_Text"><text:span text:style-name="Source_20_Text"><text:s text:c="3"/>- Click "Push origin".</text:span></text:p>
      <text:p text:style-name="P5"><text:span text:style-name="Source_20_Text"><text:s text:c="5"/>(Your work is now safely stored on GitHub.)</text:span></text:p>
      <text:p text:style-name="Horizontal_20_Line"/>
      <text:h text:style-name="P2" text:outline-level="4"><text:soft-page-break/>Scenario B: Continuing work at Home (Linux)</text:h>
      <text:p text:style-name="Text_20_body"><text:span text:style-name="T2">กลับมาทำงานต่อที่บ้าน หลังจากตอนกลางวันทำงานที่ออฟฟิศ </text:span><text:span text:style-name="T1">(Windows)</text:span></text:p>
      <text:p text:style-name="Preformatted_20_Text"><text:span text:style-name="Source_20_Text">[ Linux @ Home ]</text:span></text:p>
      <text:p text:style-name="Preformatted_20_Text"/>
      <text:p text:style-name="Preformatted_20_Text"><text:span text:style-name="Source_20_Text">STEP 1: Sync with GitHub (Get latest work from Office)</text:span></text:p>
      <text:p text:style-name="Preformatted_20_Text"><text:span text:style-name="Source_20_Text"><text:s text:c="3"/>- Open your Terminal.</text:span></text:p>
      <text:p text:style-name="Preformatted_20_Text"><text:span text:style-name="Source_20_Text"><text:s text:c="3"/>- Navigate to your project directory:</text:span></text:p>
      <text:p text:style-name="Preformatted_20_Text"><text:span text:style-name="Source_20_Text"><text:s text:c="5"/>$ cd ~/EMC</text:span></text:p>
      <text:p text:style-name="Preformatted_20_Text"><text:span text:style-name="Source_20_Text"><text:s text:c="3"/>- Run the command to download changes you pushed from Windows:</text:span></text:p>
      <text:p text:style-name="Preformatted_20_Text"><text:span text:style-name="Source_20_Text"><text:s text:c="5"/>$ git pull origin main</text:span></text:p>
      <text:p text:style-name="Preformatted_20_Text"><text:span text:style-name="Source_20_Text"><text:s text:c="5"/>(Your local files are now up-to-date.)</text:span></text:p>
      <text:p text:style-name="Preformatted_20_Text"/>
      <text:p text:style-name="Preformatted_20_Text"><text:span text:style-name="Source_20_Text">STEP 2: Work on your project</text:span></text:p>
      <text:p text:style-name="Preformatted_20_Text"><text:span text:style-name="Source_20_Text"><text:s text:c="3"/>- Edit your KiCad files.</text:span></text:p>
      <text:p text:style-name="Preformatted_20_Text"><text:span text:style-name="Source_20_Text"><text:s text:c="3"/>- Save your work as usual.</text:span></text:p>
      <text:p text:style-name="Preformatted_20_Text"/>
      <text:p text:style-name="Preformatted_20_Text"><text:span text:style-name="Source_20_Text">STEP 3: Save your progress to GitHub</text:span></text:p>
      <text:p text:style-name="Preformatted_20_Text"><text:span text:style-name="Source_20_Text"><text:s text:c="3"/>- In your Terminal, run these commands:</text:span></text:p>
      <text:p text:style-name="Preformatted_20_Text"><text:span text:style-name="Source_20_Text"><text:s text:c="5"/># Check which files have changed</text:span></text:p>
      <text:p text:style-name="Preformatted_20_Text"><text:span text:style-name="Source_20_Text"><text:s text:c="5"/>$ git status</text:span></text:p>
      <text:p text:style-name="Preformatted_20_Text"/>
      <text:p text:style-name="Preformatted_20_Text"><text:span text:style-name="Source_20_Text"><text:s text:c="5"/># Stage all changed files for the next commit</text:span></text:p>
      <text:p text:style-name="Preformatted_20_Text"><text:span text:style-name="Source_20_Text"><text:s text:c="5"/>$ git add .</text:span></text:p>
      <text:p text:style-name="Preformatted_20_Text"/>
      <text:p text:style-name="Preformatted_20_Text"><text:span text:style-name="Source_20_Text"><text:s text:c="5"/># Create a commit with a descriptive message</text:span></text:p>
      <text:p text:style-name="Preformatted_20_Text"><text:span text:style-name="Source_20_Text"><text:s text:c="5"/>$ git commit -m "Final adjustments to schematic"</text:span></text:p>
      <text:p text:style-name="Preformatted_20_Text"/>
      <text:p text:style-name="Preformatted_20_Text"><text:span text:style-name="Source_20_Text"><text:s text:c="5"/># Push your commit to the GitHub server</text:span></text:p>
      <text:p text:style-name="Preformatted_20_Text"><text:span text:style-name="Source_20_Text"><text:s text:c="5"/>$ git push origin main</text:span></text:p>
      <text:p text:style-name="P5"><text:span text:style-name="Source_20_Text"><text:s text:c="5"/>(Your work is now safely stored on GitHub, ready for you at the office tomorrow.)</text:span></text:p>
      <text:p text:style-name="P6"><text:span text:style-name="Source_20_Text"><text:span text:style-name="T4">การสร้าง token สำหรับการ pull origin</text:span></text:span></text:p>
      <text:p text:style-name="P6"><text:span text:style-name="Source_20_Text"><text:span text:style-name="T6">ไปที่ github</text:span></text:span></text:p>
      <text:p text:style-name="P6"><text:a xlink:type="simple" xlink:href="https://github.com/settings/tokens" text:style-name="Internet_20_link" text:visited-style-name="Visited_20_Internet_20_Link"><text:span text:style-name="Source_20_Text">https://github.com/settings/tokens</text:span></text:a></text:p>
      <text:p text:style-name="P8"><text:span text:style-name="Source_20_Text"><text:span text:style-name="T9">token ใช้สำหรับ Push origin main</text:span></text:span></text:p>
      <text:p text:style-name="P6"><text:span text:style-name="Source_20_Text">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</text:span></text:p>
      <text:p text:style-name="P7"><text:span text:style-name="Source_20_Text">$ git pull origin main </text:span></text:p>
      <text:p text:style-name="P7"><text:span text:style-name="Source_20_Text"/></text:p>
      <text:p text:style-name="P7"><text:span text:style-name="Source_20_Text"><text:span text:style-name="T8">work from kicad</text:span></text:span></text:p>
      <text:p text:style-name="P7"><text:span text:style-name="Source_20_Text">$ git status &gt;&gt;&gt; $ git add . &gt;&gt;&gt; $ git commit -m 20251016_G1730L &gt;&gt;&gt; $ git push origin main</text:span><text:span text:style-name="Source_20_Text"><text:span text:style-name="T7"> 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Kinnari" svg:font-family="Kinnari"/>
    <style:font-face style:name="Kinnari1" svg:font-family="Kinna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Kinnari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Kinnari1" style:font-size-complex="16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Kinnari" style:font-family-complex="Kinnari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Kinnari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" style:font-family-complex="Kinnari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Kinnari1" style:font-family-complex="Kinnari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Kinnari1" style:font-family-complex="Kinnari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3T14:47:54.296266913</meta:creation-date>
    <meta:print-date>2025-10-13T14:52:14.042289400</meta:print-date>
    <dc:date>2025-10-22T15:34:05.966353990</dc:date>
    <meta:editing-duration>P1DT1H6M48S</meta:editing-duration>
    <meta:editing-cycles>6</meta:editing-cycles>
    <meta:generator>LibreOffice/7.4.7.2$Linux_X86_64 LibreOffice_project/40$Build-2</meta:generator>
    <meta:document-statistic meta:table-count="0" meta:image-count="0" meta:object-count="0" meta:page-count="2" meta:paragraph-count="72" meta:word-count="460" meta:character-count="3252" meta:non-whitespace-character-count="2172"/>
  </office:meta>
</office:document-meta>
</file>